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b8d64"/>
    </style:style>
    <style:style style:name="P2" style:family="paragraph" style:parent-style-name="Heading_20_1" style:list-style-name="">
      <style:paragraph-properties fo:line-height="150%" fo:text-align="center" style:justify-single-word="false"/>
      <style:text-properties style:font-name="Times New Roman" fo:font-size="16pt" fo:font-weight="normal" officeooo:rsid="001b8d64" officeooo:paragraph-rsid="001b8d64" style:font-size-asian="16pt" style:font-weight-asian="normal" style:font-size-complex="16pt" style:font-weight-complex="normal"/>
    </style:style>
    <style:style style:name="P3" style:family="paragraph" style:parent-style-name="Text_20_body" style:list-style-name="">
      <style:paragraph-properties fo:line-height="150%" fo:text-align="center" style:justify-single-word="false"/>
      <style:text-properties style:font-name="Times New Roman" fo:font-weight="normal" officeooo:rsid="001b8d64" officeooo:paragraph-rsid="001b8d64" style:font-weight-asian="normal" style:font-weight-complex="normal"/>
    </style:style>
    <style:style style:name="P4" style:family="paragraph" style:parent-style-name="Text_20_body" style:list-style-name="">
      <style:paragraph-properties fo:line-height="150%" fo:text-align="center" style:justify-single-word="false"/>
      <style:text-properties style:font-name="Times New Roman" fo:font-size="16pt" fo:font-weight="normal" officeooo:rsid="001b9dcc" officeooo:paragraph-rsid="001b9dcc" style:font-size-asian="16pt" style:font-weight-asian="normal" style:font-size-complex="16pt" style:font-weight-complex="normal"/>
    </style:style>
    <style:style style:name="P5" style:family="paragraph" style:parent-style-name="Text_20_body" style:list-style-name="">
      <style:paragraph-properties fo:line-height="150%" fo:text-align="end" style:justify-single-word="false"/>
      <style:text-properties style:font-name="Times New Roman" fo:font-size="16pt" fo:font-weight="normal" officeooo:rsid="001b9dcc" officeooo:paragraph-rsid="001b9dcc" style:font-size-asian="16pt" style:font-weight-asian="normal" style:font-size-complex="16pt" style:font-weight-complex="normal"/>
    </style:style>
    <style:style style:name="P6" style:family="paragraph" style:parent-style-name="Text_20_body">
      <style:text-properties officeooo:rsid="001b9dcc" officeooo:paragraph-rsid="001b9dcc"/>
    </style:style>
    <style:style style:name="P7" style:family="paragraph" style:parent-style-name="Text_20_body">
      <style:text-properties officeooo:rsid="001b9dcc" officeooo:paragraph-rsid="001d9255"/>
    </style:style>
    <style:style style:name="P8" style:family="paragraph" style:parent-style-name="Text_20_body">
      <style:text-properties officeooo:rsid="001d9255" officeooo:paragraph-rsid="001d9255"/>
    </style:style>
    <style:style style:name="P9" style:family="paragraph" style:parent-style-name="Text_20_body">
      <style:text-properties officeooo:rsid="001e5ca5" officeooo:paragraph-rsid="001e5ca5"/>
    </style:style>
    <style:style style:name="P10" style:family="paragraph" style:parent-style-name="Text_20_body">
      <style:text-properties officeooo:rsid="001faf2c" officeooo:paragraph-rsid="001faf2c"/>
    </style:style>
    <style:style style:name="T1" style:family="text">
      <style:text-properties officeooo:rsid="001a1605"/>
    </style:style>
    <style:style style:name="T2" style:family="text">
      <style:text-properties officeooo:rsid="001b9dcc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officeooo:rsid="001d9255"/>
    </style:style>
    <style:style style:name="T5" style:family="text">
      <style:text-properties officeooo:rsid="001d9255"/>
    </style:style>
    <style:style style:name="T6" style:family="text">
      <style:text-properties officeooo:rsid="001faf2c"/>
    </style:style>
    <style:style style:name="T7" style:family="text">
      <style:text-properties style:font-name="Arial" fo:font-size="16pt" fo:font-weight="bold" officeooo:rsid="001faf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Московский физико-технический институт (Национальный исследовательский университет)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4" text:outline-level="1">Определение скорости звука в газовой среде.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5" text:outline-level="1">Работу выполнили:</text:h>
      <text:h text:style-name="P5" text:outline-level="1">Екатерина Дьякова</text:h>
      <text:h text:style-name="P5" text:outline-level="1">Валентина Копышова</text:h>
      <text:h text:style-name="P5" text:outline-level="1">Виктория Копытова</text:h>
      <text:h text:style-name="P5" text:outline-level="1"/>
      <text:h text:style-name="P5" text:outline-level="1"/>
      <text:h text:style-name="P5" text:outline-level="1"/>
      <text:h text:style-name="P4" text:outline-level="1">Долгопрудный, 2023</text:h>
      <text:h text:style-name="P1" text:outline-level="1">Введение.</text:h>
      <text:h text:style-name="Heading_20_2" text:outline-level="2">Цел<text:span text:style-name="T7">ь</text:span>.</text:h>
      <text:p text:style-name="Text_20_body">При помощи осциллографа, двух микрофонов и аналитической модели определить объёмную долю углекислого газа в воздухе, выдыхаемом из лёгких человека. </text:p>
      <text:h text:style-name="Heading_20_2" text:outline-level="2">Задачи.</text:h>
      <text:p text:style-name="Text_20_body">1. Подготовить и настроить установку;</text:p>
      <text:p text:style-name="P6"><text:span text:style-name="T4">2</text:span>. Измерить температур<text:span text:style-name="T3">у</text:span> и относительн<text:span text:style-name="T3">ую</text:span> влажность при помощи термогигрометра;</text:p>
      <text:p text:style-name="P7"><text:span text:style-name="T5">3. </text:span>Написа<text:span text:style-name="T5">ть аналитическую функцию расчёта скорости звука при заданных температуре и абсолютной влажности;</text:span></text:p>
      <text:p text:style-name="P6"><text:span text:style-name="T3">4</text:span>. Измерить скорость звука в воздухе <text:span text:style-name="T5">с помощью осциллографа</text:span>;</text:p>
      <text:p text:style-name="P7"><text:span text:style-name="T4">5</text:span>. Измерить скорость <text:span text:style-name="T1">звука в</text:span> <text:span text:style-name="T1">воздухе из лёгких</text:span> <text:span text:style-name="T5">с помощью осциллографа</text:span><text:span text:style-name="T1">;</text:span></text:p>
      <text:p text:style-name="P8">6. Получить коэффициенты линейной зависимости концентрации углекислого газа от скорости звука;</text:p>
      <text:p text:style-name="P8">7. Построить аналитический график зависимости скорости звука при концентрациях углекислого газа от 0% до 5%;</text:p>
      <text:p text:style-name="P8">8. По данным с экрана осциллографа определить скорости звука;</text:p>
      <text:p text:style-name="P8">9. Определить концентрации углекислого газа в чистом атмосферном воздухе и в воздухе с повышенным содержанием углекислого газа из лёгких с помощью полученных коэффициентов и скорости звука;</text:p>
      <text:p text:style-name="P8">10. Нанести полученные значения на график.</text:p>
      <text:h text:style-name="Heading_20_1" text:outline-level="1">Теория.</text:h>
      <text:h text:style-name="Heading_20_2" text:outline-level="2">Термины и определения.</text:h>
      <text:p text:style-name="P9">Под волной понимается направленное колебательное возмущение среды. Звуковая волна — продольные колебания <text:span text:style-name="T3">давления (плотности) в среде. В данной лабораторной работе исследуются плоские волны, распространяющиеся вдоль одной прямой линии.</text:span></text:p>
      <text:p text:style-name="P9"><text:soft-page-break/>Звуковые волны — это распространение малых возмущений в среде (газе, жидкости или твёрдом теле). Скорость распространения волны в такой среде называют скоростью звука.</text:p>
      <text:h text:style-name="Heading_20_2" text:outline-level="2">Физическая система.</text:h>
      <text:p text:style-name="P10">Звуковая волна от хлопка в ладоши распространяется по трубе от первого микрофона до второго. Труба заполняется воздухом из лёгких.</text:p>
      <text:h text:style-name="Heading_20_2" text:outline-level="2">Экспериментальная установка.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6:41:14.813000000</meta:creation-date>
    <meta:generator>LibreOffice/7.2.0.4$Windows_X86_64 LibreOffice_project/9a9c6381e3f7a62afc1329bd359cc48accb6435b</meta:generator>
    <dc:date>2023-11-07T17:55:42.056000000</dc:date>
    <meta:editing-duration>PT1M28S</meta:editing-duration>
    <meta:editing-cycles>1</meta:editing-cycles>
    <meta:document-statistic meta:table-count="0" meta:image-count="0" meta:object-count="0" meta:page-count="3" meta:paragraph-count="28" meta:word-count="241" meta:character-count="1850" meta:non-whitespace-character-count="1641"/>
  </office:meta>
</office:document-meta>
</file>